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602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0.3138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uesl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w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time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</table:table-row>
        <table:table-row table:style-name="ro1" table:visibility="filter">
          <table:table-cell table:number-columns-repeated="3"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3" calcext:value-type="float">
            <text:p>133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43" calcext:value-type="float">
            <text:p>143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41" calcext:value-type="float">
            <text:p>141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29" calcext:value-type="float">
            <text:p>229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30" calcext:value-type="float">
            <text:p>23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7" calcext:value-type="float">
            <text:p>157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75" calcext:value-type="float">
            <text:p>275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83" calcext:value-type="float">
            <text:p>283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87" calcext:value-type="float">
            <text:p>287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7" calcext:value-type="float">
            <text:p>157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29" calcext:value-type="float">
            <text:p>229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57" calcext:value-type="float">
            <text:p>257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28" calcext:value-type="float">
            <text:p>228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16" calcext:value-type="float">
            <text:p>116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1" calcext:value-type="float">
            <text:p>271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27" calcext:value-type="float">
            <text:p>227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63" calcext:value-type="float">
            <text:p>163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28" calcext:value-type="float">
            <text:p>228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5" calcext:value-type="float">
            <text:p>115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7" calcext:value-type="float">
            <text:p>227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42" calcext:value-type="float">
            <text:p>142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8" calcext:value-type="float">
            <text:p>228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21" calcext:value-type="float">
            <text:p>121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</table:table-row>
        <table:table-row table:style-name="ro1" table:visibility="filter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10" calcext:value-type="float">
            <text:p>410</text:p>
          </table:table-cell>
        </table:table-row>
        <table:table-row table:style-name="ro1" table:visibility="filter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05" calcext:value-type="float">
            <text:p>405</text:p>
          </table:table-cell>
        </table:table-row>
        <table:table-row table:style-name="ro1" table:visibility="filter"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6" calcext:value-type="float">
            <text:p>206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06" calcext:value-type="float">
            <text:p>406</text:p>
          </table:table-cell>
        </table:table-row>
        <table:table-row table:style-name="ro1" table:visibility="filter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06" calcext:value-type="float">
            <text:p>406</text:p>
          </table:table-cell>
        </table:table-row>
        <table:table-row table:style-name="ro1" table:visibility="filter"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54" calcext:value-type="float">
            <text:p>454</text:p>
          </table:table-cell>
        </table:table-row>
        <table:table-row table:style-name="ro1" table:visibility="filter"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51" calcext:value-type="float">
            <text:p>251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33" calcext:value-type="float">
            <text:p>433</text:p>
          </table:table-cell>
        </table:table-row>
        <table:table-row table:style-name="ro1" table:visibility="filter"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47" calcext:value-type="float">
            <text:p>447</text:p>
          </table:table-cell>
        </table:table-row>
        <table:table-row table:style-name="ro1" table:visibility="filter">
          <table:table-cell table:number-columns-repeated="3"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09" calcext:value-type="float">
            <text:p>409</text:p>
          </table:table-cell>
        </table:table-row>
        <table:table-row table:style-name="ro1" table:visibility="filter"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6" calcext:value-type="float">
            <text:p>206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58" calcext:value-type="float">
            <text:p>458</text:p>
          </table:table-cell>
        </table:table-row>
        <table:table-row table:style-name="ro1" table:visibility="filter"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9" calcext:value-type="float">
            <text:p>20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05" calcext:value-type="float">
            <text:p>405</text:p>
          </table:table-cell>
        </table:table-row>
        <table:table-row table:style-name="ro1" table:visibility="filter"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7" calcext:value-type="float">
            <text:p>207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42" calcext:value-type="float">
            <text:p>442</text:p>
          </table:table-cell>
        </table:table-row>
        <table:table-row table:style-name="ro1" table:visibility="filter"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63" calcext:value-type="float">
            <text:p>263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63" calcext:value-type="float">
            <text:p>463</text:p>
          </table:table-cell>
        </table:table-row>
        <table:table-row table:style-name="ro1" table:visibility="filter"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66" calcext:value-type="float">
            <text:p>266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07" calcext:value-type="float">
            <text:p>407</text:p>
          </table:table-cell>
        </table:table-row>
        <table:table-row table:style-name="ro1" table:visibility="filter"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05" calcext:value-type="float">
            <text:p>205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05" calcext:value-type="float">
            <text:p>405</text:p>
          </table:table-cell>
        </table:table-row>
        <table:table-row table:style-name="ro1" table:visibility="filter"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60" calcext:value-type="float">
            <text:p>26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64" calcext:value-type="float">
            <text:p>464</text:p>
          </table:table-cell>
        </table:table-row>
        <table:table-row table:style-name="ro1" table:visibility="filter"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5" calcext:value-type="float">
            <text:p>245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73" calcext:value-type="float">
            <text:p>673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3" calcext:value-type="float">
            <text:p>383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36" calcext:value-type="float">
            <text:p>636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90" calcext:value-type="float">
            <text:p>39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37" calcext:value-type="float">
            <text:p>637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37" calcext:value-type="float">
            <text:p>637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36" calcext:value-type="float">
            <text:p>336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35" calcext:value-type="float">
            <text:p>635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95" calcext:value-type="float">
            <text:p>395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68" calcext:value-type="float">
            <text:p>668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81" calcext:value-type="float">
            <text:p>381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37" calcext:value-type="float">
            <text:p>637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75" calcext:value-type="float">
            <text:p>375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37" calcext:value-type="float">
            <text:p>637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69" calcext:value-type="float">
            <text:p>36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81" calcext:value-type="float">
            <text:p>681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83" calcext:value-type="float">
            <text:p>383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59" calcext:value-type="float">
            <text:p>659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22" calcext:value-type="float">
            <text:p>322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90" calcext:value-type="float">
            <text:p>69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84" calcext:value-type="float">
            <text:p>384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630" calcext:value-type="float">
            <text:p>63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77" calcext:value-type="float">
            <text:p>377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34" calcext:value-type="float">
            <text:p>634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19" calcext:value-type="float">
            <text:p>31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87" calcext:value-type="float">
            <text:p>687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71" calcext:value-type="float">
            <text:p>371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72" calcext:value-type="float">
            <text:p>672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79" calcext:value-type="float">
            <text:p>379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75" calcext:value-type="float">
            <text:p>975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17" calcext:value-type="float">
            <text:p>517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61" calcext:value-type="float">
            <text:p>961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66" calcext:value-type="float">
            <text:p>466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16" calcext:value-type="float">
            <text:p>916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23" calcext:value-type="float">
            <text:p>523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24" calcext:value-type="float">
            <text:p>924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21" calcext:value-type="float">
            <text:p>521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17" calcext:value-type="float">
            <text:p>917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16" calcext:value-type="float">
            <text:p>516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51" calcext:value-type="float">
            <text:p>951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65" calcext:value-type="float">
            <text:p>465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11" calcext:value-type="float">
            <text:p>911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64" calcext:value-type="float">
            <text:p>464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17" calcext:value-type="float">
            <text:p>917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25" calcext:value-type="float">
            <text:p>525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925" calcext:value-type="float">
            <text:p>925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14" calcext:value-type="float">
            <text:p>514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26" calcext:value-type="float">
            <text:p>926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29" calcext:value-type="float">
            <text:p>52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16" calcext:value-type="float">
            <text:p>916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02" calcext:value-type="float">
            <text:p>502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22" calcext:value-type="float">
            <text:p>922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07" calcext:value-type="float">
            <text:p>507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86" calcext:value-type="float">
            <text:p>986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23" calcext:value-type="float">
            <text:p>523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20" calcext:value-type="float">
            <text:p>92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10" calcext:value-type="float">
            <text:p>51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49" calcext:value-type="float">
            <text:p>949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15" calcext:value-type="float">
            <text:p>515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18" calcext:value-type="float">
            <text:p>918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28" calcext:value-type="float">
            <text:p>528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297" calcext:value-type="float">
            <text:p>1297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97" calcext:value-type="float">
            <text:p>697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38" calcext:value-type="float">
            <text:p>638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97" calcext:value-type="float">
            <text:p>697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41" calcext:value-type="float">
            <text:p>641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655" calcext:value-type="float">
            <text:p>655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90" calcext:value-type="float">
            <text:p>69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66" calcext:value-type="float">
            <text:p>666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35" calcext:value-type="float">
            <text:p>635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98" calcext:value-type="float">
            <text:p>698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36" calcext:value-type="float">
            <text:p>636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254" calcext:value-type="float">
            <text:p>1254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71" calcext:value-type="float">
            <text:p>671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35" calcext:value-type="float">
            <text:p>635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59" calcext:value-type="float">
            <text:p>65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35" calcext:value-type="float">
            <text:p>635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66" calcext:value-type="float">
            <text:p>666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98" calcext:value-type="float">
            <text:p>698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5" calcext:value-type="float">
            <text:p>155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7" calcext:value-type="float">
            <text:p>207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65" calcext:value-type="float">
            <text:p>265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12" calcext:value-type="float">
            <text:p>212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47" calcext:value-type="float">
            <text:p>247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1" calcext:value-type="float">
            <text:p>201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4" calcext:value-type="float">
            <text:p>204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25" calcext:value-type="float">
            <text:p>325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68" calcext:value-type="float">
            <text:p>368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75" calcext:value-type="float">
            <text:p>375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29" calcext:value-type="float">
            <text:p>329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28" calcext:value-type="float">
            <text:p>328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14" calcext:value-type="float">
            <text:p>314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19" calcext:value-type="float">
            <text:p>319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71" calcext:value-type="float">
            <text:p>471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67" calcext:value-type="float">
            <text:p>467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63" calcext:value-type="float">
            <text:p>463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67" calcext:value-type="float">
            <text:p>467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18" calcext:value-type="float">
            <text:p>518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95" calcext:value-type="float">
            <text:p>495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51" calcext:value-type="float">
            <text:p>451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57" calcext:value-type="float">
            <text:p>457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38" calcext:value-type="float">
            <text:p>538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01" calcext:value-type="float">
            <text:p>701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91" calcext:value-type="float">
            <text:p>691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30" calcext:value-type="float">
            <text:p>630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37" calcext:value-type="float">
            <text:p>637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42" calcext:value-type="float">
            <text:p>642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617" calcext:value-type="float">
            <text:p>617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82" calcext:value-type="float">
            <text:p>682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90" calcext:value-type="float">
            <text:p>690</text:p>
          </table:table-cell>
        </table:table-row>
      </table:table>
      <table:table table:name="Sheet2" table:style-name="ta1">
        <table:table-column table:style-name="co5" table:number-columns-repeated="4" table:default-cell-style-name="Default"/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98" calcext:value-type="float">
            <text:p>698</text:p>
          </table:table-cell>
        </table:table-row>
      </table:table>
      <table:table table:name="Sheet3" table:style-name="ta1">
        <table:table-column table:style-name="co5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297" calcext:value-type="float">
            <text:p>12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254" calcext:value-type="float">
            <text:p>12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91" calcext:value-type="float">
            <text:p>1291</text:p>
          </table:table-cell>
        </table:table-row>
      </table:table>
      <table:table table:name="Sheet4" table:style-name="ta1">
        <table:table-column table:style-name="co5" table:number-columns-repeated="14" table:default-cell-style-name="Default"/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J1]/[.L1]"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table:formula="of:=[.J2]/[.L2]" office:value-type="float" office:value="1.27586206896552" calcext:value-type="float">
            <text:p>1.275862068965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table:formula="of:=[.J3]/[.L3]" office:value-type="float" office:value="1.32758620689655" calcext:value-type="float">
            <text:p>1.327586206896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01" calcext:value-type="float">
            <text:p>201</text:p>
          </table:table-cell>
          <table:table-cell/>
          <table:table-cell table:formula="of:=[.J4]/[.L4]" office:value-type="float" office:value="1.03482587064677" calcext:value-type="float">
            <text:p>1.034825870646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float" office:value="314" calcext:value-type="float">
            <text:p>314</text:p>
          </table:table-cell>
          <table:table-cell/>
          <table:table-cell table:formula="of:=[.J5]/[.L5]" office:value-type="float" office:value="1.03503184713376" calcext:value-type="float">
            <text:p>1.035031847133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float" office:value="451" calcext:value-type="float">
            <text:p>451</text:p>
          </table:table-cell>
          <table:table-cell/>
          <table:table-cell table:formula="of:=[.J6]/[.L6]" office:value-type="float" office:value="1.17516629711752" calcext:value-type="float">
            <text:p>1.175166297117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617" calcext:value-type="float">
            <text:p>617</text:p>
          </table:table-cell>
          <table:table-cell/>
          <table:table-cell table:formula="of:=[.J7]/[.L7]" office:value-type="float" office:value="1.13128038897893" calcext:value-type="float">
            <text:p>1.131280388978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MIN([.D2:.D9])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office:value-type="float" office:value="17.746" calcext:value-type="float">
            <text:p>17.746</text:p>
          </table:table-cell>
          <table:table-cell/>
          <table:table-cell table:formula="of:=[.L1]/[.L10]" office:value-type="float" office:value="1.12701453848755" calcext:value-type="float">
            <text:p>1.127014538487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table:number-columns-repeated="7"/>
          <table:table-cell office:value-type="float" office:value="53.1503" calcext:value-type="float">
            <text:p>53.1503</text:p>
          </table:table-cell>
          <table:table-cell/>
          <table:table-cell table:formula="of:=[.L2]/[.L11]" office:value-type="float" office:value="1.09124501649097" calcext:value-type="float">
            <text:p>1.091245016490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office:value-type="float" office:value="109.2978" calcext:value-type="float">
            <text:p>109.2978</text:p>
          </table:table-cell>
          <table:table-cell/>
          <table:table-cell table:formula="of:=[.L3]/[.L12]" office:value-type="float" office:value="1.06132053893125" calcext:value-type="float">
            <text:p>1.061320538931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table:number-columns-repeated="7"/>
          <table:table-cell office:value-type="float" office:value="193.706" calcext:value-type="float">
            <text:p>193.706</text:p>
          </table:table-cell>
          <table:table-cell/>
          <table:table-cell table:formula="of:=[.L4]/[.L13]" office:value-type="float" office:value="1.0376550029426" calcext:value-type="float">
            <text:p>1.03765500294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office:value-type="float" office:value="303.3776" calcext:value-type="float">
            <text:p>303.3776</text:p>
          </table:table-cell>
          <table:table-cell/>
          <table:table-cell table:formula="of:=[.L5]/[.L14]" office:value-type="float" office:value="1.03501379139396" calcext:value-type="float">
            <text:p>1.035013791393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office:value-type="float" office:value="437.8209" calcext:value-type="float">
            <text:p>437.8209</text:p>
          </table:table-cell>
          <table:table-cell/>
          <table:table-cell table:formula="of:=[.L6]/[.L15]" office:value-type="float" office:value="1.03010157806537" calcext:value-type="float">
            <text:p>1.030101578065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table:number-columns-repeated="7"/>
          <table:table-cell office:value-type="float" office:value="599.7294" calcext:value-type="float">
            <text:p>599.7294</text:p>
          </table:table-cell>
          <table:table-cell/>
          <table:table-cell table:formula="of:=[.L7]/[.L16]" office:value-type="float" office:value="1.02879732092507" calcext:value-type="float">
            <text:p>1.028797320925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/>
          <table:table-cell table:formula="of:=MIN([.D10:.D17])"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5" calcext:value-type="float">
            <text:p>155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MIN([.D18:.D25])" office:value-type="float" office:value="116" calcext:value-type="float">
            <text:p>116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7" calcext:value-type="float">
            <text:p>207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65" calcext:value-type="float">
            <text:p>265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12" calcext:value-type="float">
            <text:p>212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47" calcext:value-type="float">
            <text:p>247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1" calcext:value-type="float">
            <text:p>201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4" calcext:value-type="float">
            <text:p>204</text:p>
          </table:table-cell>
          <table:table-cell/>
          <table:table-cell table:formula="of:=MIN([.D26:.D33])" office:value-type="float" office:value="201" calcext:value-type="float">
            <text:p>20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25" calcext:value-type="float">
            <text:p>325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68" calcext:value-type="float">
            <text:p>368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75" calcext:value-type="float">
            <text:p>375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29" calcext:value-type="float">
            <text:p>329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28" calcext:value-type="float">
            <text:p>328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14" calcext:value-type="float">
            <text:p>314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19" calcext:value-type="float">
            <text:p>319</text:p>
          </table:table-cell>
          <table:table-cell/>
          <table:table-cell table:formula="of:=MIN([.D34:.D41])" office:value-type="float" office:value="314" calcext:value-type="float">
            <text:p>314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71" calcext:value-type="float">
            <text:p>471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67" calcext:value-type="float">
            <text:p>467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63" calcext:value-type="float">
            <text:p>463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67" calcext:value-type="float">
            <text:p>467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18" calcext:value-type="float">
            <text:p>518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95" calcext:value-type="float">
            <text:p>495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51" calcext:value-type="float">
            <text:p>451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57" calcext:value-type="float">
            <text:p>457</text:p>
          </table:table-cell>
          <table:table-cell/>
          <table:table-cell table:formula="of:=MIN([.D42:.D49])" office:value-type="float" office:value="451" calcext:value-type="float">
            <text:p>45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01" calcext:value-type="float">
            <text:p>701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91" calcext:value-type="float">
            <text:p>691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30" calcext:value-type="float">
            <text:p>630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37" calcext:value-type="float">
            <text:p>637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42" calcext:value-type="float">
            <text:p>642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617" calcext:value-type="float">
            <text:p>617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82" calcext:value-type="float">
            <text:p>682</text:p>
          </table:table-cell>
          <table:table-cell table:number-columns-repeated="10"/>
        </table:table-row>
        <table:table-row table:style-name="ro1">
          <table:table-cell table:number-columns-repeated="5"/>
          <table:table-cell table:formula="of:=MIN([.D50:.D57])" office:value-type="float" office:value="617" calcext:value-type="float">
            <text:p>617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muesli.A1:muesli.A351">
          <table:filter>
            <table:filter-and>
              <table:filter-condition table:field-number="0" table:data-type="number" table:value="32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21T18:06:04.932182090</dc:date>
    <meta:editing-duration>PT3H52M20S</meta:editing-duration>
    <meta:editing-cycles>1</meta:editing-cycles>
    <meta:document-statistic meta:table-count="4" meta:cell-count="2163" meta:object-count="0"/>
    <meta:generator>LibreOffice/6.4.7.2$Linux_X86_64 LibreOffice_project/40$Build-2</meta:generator>
  </office:meta>
</office:document-meta>
</file>